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v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e 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e 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tra Aditya</meta:initial-creator>
    <meta:creation-date>2016-07-11T01:00:28.833126411</meta:creation-date>
    <dc:date>2016-07-11T01:01:05.488542165</dc:date>
    <dc:creator>Fitra Aditya</dc:creator>
    <meta:editing-duration>P0D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